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p>
        <text:p text:style-name="IntroListItem1_scrIntroSection_scrBook_scrBody"><text:span text:style-name="span_IntroListItem1_scrIntroSection_scrBook_scrBody">Na komi tinoni kena vaututuni kedana mono tabu (1:13--2:10)</text:span><text:s text:c="1"/></text:p>
        <text:p text:style-name="IntroListItem1_scrIntroSection_scrBook_scrBody"><text:span text:style-name="span_IntroListItem1_scrIntroSection_scrBook_scrBody">Na komi puhi na komi tinoni kiloau kedana leghura (2:11--4:19)</text:span><text:s text:c="1"/></text:p>
        <text:p text:style-name="IntroListItem1_scrIntroSection_scrBook_scrBody"><text:span text:style-name="span_IntroListItem1_scrIntroSection_scrBook_scrBody">Na velepuhi eidia arahai kena baubatu tadia na komi tinoni kiloau (5:1-14)</text:span><text:s text:c="1"/></text:p>
        <text:section text:style-name="Sect_columns" text:name="Sect_columns">
          <text:p text:style-name="ChapterNumber1"><text:span text:style-name="ChapterNumber_Paragraph1_scrSection_columns_scrBook_scrBody">1</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s text:c="1"/><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25 </text:span>kari na haghoregna a Lod ke mono thovohaliu.”</text:span><text:s text:c="1"/><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4 </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7 </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8 </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13 </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18 </text:span>Ighamu na komi tinoni seka,</text:span><text:s text:c="1"/><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11 </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12 </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7 </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19 </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5 </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s text:c="1"/><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02T11:20:23</meta:creation-date>
    <dc:creator>Trihus</dc:creator>
    <dc:date>2012-05-02T11:20:2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9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2\1pe"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